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vvio@Jerry ~ % curl -H "Content-type: application/json" -X POST -d '{"packageId":"13", "jsScript":"var divideFn = function(a,b) { return a/b} ", "functionName":"divideFn", "tests": [{"testName":"test1", "expectedResult":"2.0", "params":[2,1]}, {"testName":"test2", "expectedResult":"2.0", "params":[5,2]}]}' http://localhost:8084</text:p>
      <text:p text:style-name="P1">true% <text:s text:c="74"/></text:p>
      <text:p text:style-name="P1"/>
      <text:p text:style-name="P1">evvio@Jerry ~ % curl -H "Content-type: application/json" -X POST -d '{"packageId":"12", "jsScript":"var divideFn = function(a,b) { return a/b} ", "functionName":"divideFn", "tests": [{"testName":"test1", "expectedResult":"2.0", "params":[2,1]}, {"testName":"test2", "expectedResult":"2.5", "params":[5,2]}]}' http://localhost:8084</text:p>
      <text:p text:style-name="P1">true% <text:s text:c="74"/></text:p>
      <text:p text:style-name="P1"/>
      <text:p text:style-name="P1">evvio@Jerry ~ % curl -X GET 'http://localhost:8084/?packageId=13'</text:p>
      <text:p text:style-name="P1">{"id":"13","result":{"test2":"false","test1":"true"}}% <text:s text:c="25"/></text:p>
      <text:p text:style-name="P1"/>
      <text:p text:style-name="P1">evvio@Jerry ~ % curl -X GET 'http://localhost:8084/?packageId=12'</text:p>
      <text:p text:style-name="Standard">{"id":"12","result":{"test2":"true","test1":"true"}}%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8:58:45.526670247</meta:creation-date>
    <dc:date>2020-12-16T19:00:09.719657313</dc:date>
    <meta:editing-duration>PT1M24S</meta:editing-duration>
    <meta:editing-cycles>1</meta:editing-cycles>
    <meta:document-statistic meta:table-count="0" meta:image-count="0" meta:object-count="0" meta:page-count="1" meta:paragraph-count="8" meta:word-count="74" meta:character-count="1084" meta:non-whitespace-character-count="841"/>
    <meta:generator>LibreOffice/6.4.6.2$Linux_X86_64 LibreOffice_project/40$Build-2</meta:generator>
  </office:meta>
</office:document-meta>
</file>